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 style:list-style-name="L1">
      <style:text-properties style:font-name="Arial" fo:font-size="16pt" style:font-size-asian="16pt" style:font-size-complex="16pt"/>
    </style:style>
    <style:style style:name="P34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3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9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0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4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5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5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0825992" text:id="ct30082599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300836600" text:id="ct3008366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300826096" text:id="ct3008260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300827032" text:id="ct3008270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48677999235052842" text:style-name="L1">
        <text:list-item>
          <text:p text:style-name="P33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33"/>
        </text:list-item>
      </text:list>
      <text:p text:style-name="Standard"/>
      <text:p text:style-name="P15"/>
      <text:p text:style-name="P2"><text:change text:change-id="ct300825992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37"><text:change text:change-id="ct300836600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300826096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2"/>
      <text:p text:style-name="P23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3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3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3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2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4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4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4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4">@@@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2"/>
      <text:p text:style-name="P21"/>
      <text:p text:style-name="P5">------------------------------------------------------------ TEMPLATE<text:change text:change-id="ct300827032"/>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7"><text:soft-page-break/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2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><text:soft-page-break/></text:p>
      <text:p text:style-name="P10">--------------------------------------- [STEPS : closing] 20191009_161940</text:p>
      <text:list xml:id="list6454530065564910677" text:style-name="L2">
        <text:list-item>
          <text:p text:style-name="P42">time label ==&gt; paste</text:p>
        </text:list-item>
        <text:list-item>
          <text:p text:style-name="P42">“@@@” ==&gt; move to → at the bottom of the doc area</text:p>
        </text:list-item>
        <text:list-item>
          <text:p text:style-name="P42">DUP : template</text:p>
        </text:list-item>
        <text:list-item>
          <text:p text:style-name="P42">close</text:p>
          <text:list>
            <text:list-item>
              <text:p text:style-name="P42">web pages</text:p>
            </text:list-item>
            <text:list-item>
              <text:p text:style-name="P42">sheet file</text:p>
            </text:list-item>
            <text:list-item>
              <text:p text:style-name="P42">folders (if any)</text:p>
            </text:list-item>
            <text:list-item>
              <text:p text:style-name="P42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3-08T09:09:04.78</dc:date>
    <dc:creator>iwabuchi ken</dc:creator>
    <meta:editing-duration>P4DT5H31M8S</meta:editing-duration>
    <meta:editing-cycles>230</meta:editing-cycles>
    <meta:generator>OpenOffice/4.1.3$Win32 OpenOffice.org_project/413m1$Build-9783</meta:generator>
    <meta:document-statistic meta:table-count="23" meta:image-count="0" meta:object-count="0" meta:page-count="21" meta:paragraph-count="508" meta:word-count="2175" meta:character-count="11923"/>
  </office:meta>
</office:document-meta>
</file>